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Período</text:p>
          </table:table-cell>
          <table:table-cell table:style-name="ce3" office:value-type="string" calcext:value-type="string">
            <text:p>Valor</text:p>
          </table:table-cell>
          <table:table-cell/>
          <table:table-cell table:style-name="ce5" table:number-columns-repeated="1018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office:value-type="float" office:value="4.74411751609296" calcext:value-type="float">
            <text:p>4,744</text:p>
          </table:table-cell>
          <table:table-cell/>
          <table:table-cell table:style-name="ce5" table:number-columns-repeated="1018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office:value-type="float" office:value="9.00988179026172" calcext:value-type="float">
            <text:p>9,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6" calcext:value-type="float">
            <text:p>2016</text:p>
          </table:table-cell>
          <table:table-cell office:value-type="float" office:value="5.59481994714588" calcext:value-type="float">
            <text:p>5,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7" calcext:value-type="float">
            <text:p>2017</text:p>
          </table:table-cell>
          <table:table-cell office:value-type="float" office:value="5.01226804684848" calcext:value-type="float">
            <text:p>5,0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15" calcext:value-type="float">
            <text:p>2015</text:p>
          </table:table-cell>
          <table:table-cell office:value-type="float" office:value="0.41459898930043" calcext:value-type="float">
            <text:p>0,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17" calcext:value-type="float">
            <text:p>2017</text:p>
          </table:table-cell>
          <table:table-cell office:value-type="float" office:value="5.76079910621047" calcext:value-type="float">
            <text:p>5,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office:value-type="float" office:value="6.00288176443428" calcext:value-type="float">
            <text:p>6,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16" calcext:value-type="float">
            <text:p>2016</text:p>
          </table:table-cell>
          <table:table-cell office:value-type="float" office:value="8.43743469100446" calcext:value-type="float">
            <text:p>8,4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5" calcext:value-type="float">
            <text:p>2015</text:p>
          </table:table-cell>
          <table:table-cell office:value-type="float" office:value="2.0289212372154" calcext:value-type="float">
            <text:p>2,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6" calcext:value-type="float">
            <text:p>2016</text:p>
          </table:table-cell>
          <table:table-cell office:value-type="float" office:value="7.68696628278121" calcext:value-type="float">
            <text:p>7,6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office:value-type="float" office:value="6.70792606892064" calcext:value-type="float">
            <text:p>6,7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5" calcext:value-type="float">
            <text:p>2015</text:p>
          </table:table-cell>
          <table:table-cell office:value-type="float" office:value="2.30596601497382" calcext:value-type="float">
            <text:p>2,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6" calcext:value-type="float">
            <text:p>2016</text:p>
          </table:table-cell>
          <table:table-cell office:value-type="float" office:value="3.57420539483428" calcext:value-type="float">
            <text:p>3,5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7" calcext:value-type="float">
            <text:p>2017</text:p>
          </table:table-cell>
          <table:table-cell office:value-type="float" office:value="3.52546568261459" calcext:value-type="float">
            <text:p>3,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office:value-type="float" office:value="0.176046206615865" calcext:value-type="float">
            <text:p>0,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6" calcext:value-type="float">
            <text:p>2016</text:p>
          </table:table-cell>
          <table:table-cell office:value-type="float" office:value="9.24372785026208" calcext:value-type="float">
            <text:p>9,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7" calcext:value-type="float">
            <text:p>2017</text:p>
          </table:table-cell>
          <table:table-cell office:value-type="float" office:value="6.98848126921803" calcext:value-type="float">
            <text:p>6,9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16" calcext:value-type="float">
            <text:p>2016</text:p>
          </table:table-cell>
          <table:table-cell office:value-type="float" office:value="2.93806817848235" calcext:value-type="float">
            <text:p>2,9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17" calcext:value-type="float">
            <text:p>2017</text:p>
          </table:table-cell>
          <table:table-cell office:value-type="float" office:value="6.8416451360099" calcext:value-type="float">
            <text:p>6,8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office:value-type="float" office:value="5.99237000802532" calcext:value-type="float">
            <text:p>5,9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6" calcext:value-type="float">
            <text:p>2016</text:p>
          </table:table-cell>
          <table:table-cell office:value-type="float" office:value="1.60217215539888" calcext:value-type="float">
            <text:p>1,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7" calcext:value-type="float">
            <text:p>2017</text:p>
          </table:table-cell>
          <table:table-cell office:value-type="float" office:value="2.9169614543207" calcext:value-type="float">
            <text:p>2,9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EBITDA</text:p>
          </table:table-cell>
          <table:table-cell office:value-type="float" office:value="2015" calcext:value-type="float">
            <text:p>2015</text:p>
          </table:table-cell>
          <table:table-cell office:value-type="float" office:value="4.73912506131455" calcext:value-type="float">
            <text:p>4,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EBITDA</text:p>
          </table:table-cell>
          <table:table-cell office:value-type="float" office:value="2016" calcext:value-type="float">
            <text:p>2016</text:p>
          </table:table-cell>
          <table:table-cell office:value-type="float" office:value="1.14398139063269" calcext:value-type="float">
            <text:p>1,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office:value-type="float" office:value="5.14824969694018" calcext:value-type="float">
            <text:p>5,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FCF</text:p>
          </table:table-cell>
          <table:table-cell office:value-type="float" office:value="2015" calcext:value-type="float">
            <text:p>2015</text:p>
          </table:table-cell>
          <table:table-cell office:value-type="float" office:value="7.5179133657366" calcext:value-type="float">
            <text:p>7,5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FCF</text:p>
          </table:table-cell>
          <table:table-cell office:value-type="float" office:value="2016" calcext:value-type="float">
            <text:p>2016</text:p>
          </table:table-cell>
          <table:table-cell office:value-type="float" office:value="2.88031468400732" calcext:value-type="float">
            <text:p>2,8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FCF</text:p>
          </table:table-cell>
          <table:table-cell office:value-type="float" office:value="2017" calcext:value-type="float">
            <text:p>2017</text:p>
          </table:table-cell>
          <table:table-cell office:value-type="float" office:value="8.68521936703473" calcext:value-type="float">
            <text:p>8,6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office:value-type="float" office:value="2.79061475535855" calcext:value-type="float">
            <text:p>2,7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INOC</text:p>
          </table:table-cell>
          <table:table-cell office:value-type="float" office:value="2016" calcext:value-type="float">
            <text:p>2016</text:p>
          </table:table-cell>
          <table:table-cell office:value-type="float" office:value="5.00288406852633" calcext:value-type="float">
            <text:p>5,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office:value-type="float" office:value="2.21173118799925" calcext:value-type="float">
            <text:p>2,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INOD</text:p>
          </table:table-cell>
          <table:table-cell office:value-type="float" office:value="2017" calcext:value-type="float">
            <text:p>2017</text:p>
          </table:table-cell>
          <table:table-cell office:value-type="float" office:value="3.5969286900945" calcext:value-type="float">
            <text:p>3,5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EBITDA</text:p>
          </table:table-cell>
          <table:table-cell office:value-type="float" office:value="2015" calcext:value-type="float">
            <text:p>2015</text:p>
          </table:table-cell>
          <table:table-cell office:value-type="float" office:value="2.73765007266775" calcext:value-type="float">
            <text:p>2,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office:value-type="float" office:value="6.77501027472317" calcext:value-type="float">
            <text:p>6,7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FCF</text:p>
          </table:table-cell>
          <table:table-cell office:value-type="float" office:value="2015" calcext:value-type="float">
            <text:p>2015</text:p>
          </table:table-cell>
          <table:table-cell office:value-type="float" office:value="8.60086173983291" calcext:value-type="float">
            <text:p>8,6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FCF</text:p>
          </table:table-cell>
          <table:table-cell office:value-type="float" office:value="2016" calcext:value-type="float">
            <text:p>2016</text:p>
          </table:table-cell>
          <table:table-cell office:value-type="float" office:value="3.69363273726776" calcext:value-type="float">
            <text:p>3,6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FCF</text:p>
          </table:table-cell>
          <table:table-cell office:value-type="float" office:value="2017" calcext:value-type="float">
            <text:p>2017</text:p>
          </table:table-cell>
          <table:table-cell office:value-type="float" office:value="2.06756536150351" calcext:value-type="float">
            <text:p>2,0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office:value-type="float" office:value="9.75649585714564" calcext:value-type="float">
            <text:p>9,7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FDS</text:p>
          </table:table-cell>
          <table:table-cell office:value-type="float" office:value="2016" calcext:value-type="float">
            <text:p>2016</text:p>
          </table:table-cell>
          <table:table-cell office:value-type="float" office:value="0.953182082157582" calcext:value-type="float">
            <text:p>0,9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FDS</text:p>
          </table:table-cell>
          <table:table-cell office:value-type="float" office:value="2017" calcext:value-type="float">
            <text:p>2017</text:p>
          </table:table-cell>
          <table:table-cell office:value-type="float" office:value="5.27821986703202" calcext:value-type="float">
            <text:p>5,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INOC</text:p>
          </table:table-cell>
          <table:table-cell office:value-type="float" office:value="2015" calcext:value-type="float">
            <text:p>2015</text:p>
          </table:table-cell>
          <table:table-cell office:value-type="float" office:value="8.10406814329326" calcext:value-type="float">
            <text:p>8,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INOC</text:p>
          </table:table-cell>
          <table:table-cell office:value-type="float" office:value="2016" calcext:value-type="float">
            <text:p>2016</text:p>
          </table:table-cell>
          <table:table-cell office:value-type="float" office:value="3.17379317246377" calcext:value-type="float">
            <text:p>3,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INOC</text:p>
          </table:table-cell>
          <table:table-cell office:value-type="float" office:value="2017" calcext:value-type="float">
            <text:p>2017</text:p>
          </table:table-cell>
          <table:table-cell office:value-type="float" office:value="7.66397912986577" calcext:value-type="float">
            <text:p>7,6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office:value-type="float" office:value="8.1290538306348" calcext:value-type="float">
            <text:p>8,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INOD</text:p>
          </table:table-cell>
          <table:table-cell office:value-type="float" office:value="2017" calcext:value-type="float">
            <text:p>2017</text:p>
          </table:table-cell>
          <table:table-cell office:value-type="float" office:value="3.31287834327668" calcext:value-type="float">
            <text:p>3,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15" calcext:value-type="float">
            <text:p>2015</text:p>
          </table:table-cell>
          <table:table-cell office:value-type="float" office:value="2.75822037598118" calcext:value-type="float">
            <text:p>2,7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office:value-type="float" office:value="2.99453775864094" calcext:value-type="float">
            <text:p>2,9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17" calcext:value-type="float">
            <text:p>2017</text:p>
          </table:table-cell>
          <table:table-cell office:value-type="float" office:value="4.89275898551568" calcext:value-type="float">
            <text:p>4,8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office:value-type="float" office:value="4.35553034534678" calcext:value-type="float">
            <text:p>4,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6" calcext:value-type="float">
            <text:p>2016</text:p>
          </table:table-cell>
          <table:table-cell office:value-type="float" office:value="2.41068816045299" calcext:value-type="float">
            <text:p>2,4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7" calcext:value-type="float">
            <text:p>2017</text:p>
          </table:table-cell>
          <table:table-cell office:value-type="float" office:value="7.70209624432027" calcext:value-type="float">
            <text:p>7,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5" calcext:value-type="float">
            <text:p>2015</text:p>
          </table:table-cell>
          <table:table-cell office:value-type="float" office:value="4.56205097958446" calcext:value-type="float">
            <text:p>4,5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6" calcext:value-type="float">
            <text:p>2016</text:p>
          </table:table-cell>
          <table:table-cell office:value-type="float" office:value="5.73633716674522" calcext:value-type="float">
            <text:p>5,7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7" calcext:value-type="float">
            <text:p>2017</text:p>
          </table:table-cell>
          <table:table-cell office:value-type="float" office:value="6.70689844992012" calcext:value-type="float">
            <text:p>6,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office:value-type="float" office:value="2.78638385934755" calcext:value-type="float">
            <text:p>2,7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6" calcext:value-type="float">
            <text:p>2016</text:p>
          </table:table-cell>
          <table:table-cell office:value-type="float" office:value="4.7468708595261" calcext:value-type="float">
            <text:p>4,7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7" calcext:value-type="float">
            <text:p>2017</text:p>
          </table:table-cell>
          <table:table-cell office:value-type="float" office:value="8.92780944006518" calcext:value-type="float">
            <text:p>8,928</text:p>
          </table:table-cell>
          <table:table-cell table:number-columns-repeated="1019"/>
        </table:table-row>
        <table:table-row table:style-name="ro1" table:number-rows-repeated="43">
          <table:table-cell table:number-columns-repeated="1023"/>
        </table:table-row>
        <table:table-row table:style-name="ro1">
          <table:table-cell table:style-name="Default" table:number-columns-repeated="4"/>
          <table:table-cell table:style-name="ce5"/>
          <table:table-cell table:number-columns-repeated="1018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1:34:15.420000000</meta:creation-date>
    <dc:date>2017-06-14T22:12:58.950000000</dc:date>
    <meta:editing-duration>PT28M31S</meta:editing-duration>
    <meta:editing-cycles>7</meta:editing-cycles>
    <meta:generator>LibreOffice/5.2.1.2$Windows_x86 LibreOffice_project/31dd62db80d4e60af04904455ec9c9219178d620</meta:generator>
    <meta:document-statistic meta:table-count="1" meta:cell-count="232" meta:object-count="0"/>
  </office:meta>
</office:document-meta>
</file>